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cm" svg:height="17.944cm" svg:x="13.229cm" svg:y="0.929cm">
            <draw:object draw:notify-on-update-of-ranges="Sheet1.D1:Sheet1.D1 Sheet1.D2:Sheet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8.037cm" svg:x="29.468cm" svg:y="0.904cm">
            <draw:object draw:notify-on-update-of-ranges="Sheet1.C1:Sheet1.C1 Sheet1.C2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otal_loss</text:p>
          </table:table-cell>
          <table:table-cell office:value-type="string" calcext:value-type="string">
            <text:p>avg_loss</text:p>
          </table:table-cell>
          <table:table-cell office:value-type="string" calcext:value-type="string">
            <text:p>training_accuracy</text:p>
          </table:table-cell>
          <table:table-cell office:value-type="string" calcext:value-type="string">
            <text:p>sampl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.382" calcext:value-type="float">
            <text:p>850.382</text:p>
          </table:table-cell>
          <table:table-cell office:value-type="float" office:value="0.0850382" calcext:value-type="float">
            <text:p>0.0850382</text:p>
          </table:table-cell>
          <table:table-cell office:value-type="float" office:value="39.37" calcext:value-type="float">
            <text:p>39.3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1.475" calcext:value-type="float">
            <text:p>711.475</text:p>
          </table:table-cell>
          <table:table-cell office:value-type="float" office:value="0.0711475" calcext:value-type="float">
            <text:p>0.0711475</text:p>
          </table:table-cell>
          <table:table-cell office:value-type="float" office:value="59.39" calcext:value-type="float">
            <text:p>59.3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.309" calcext:value-type="float">
            <text:p>600.309</text:p>
          </table:table-cell>
          <table:table-cell office:value-type="float" office:value="0.0600309" calcext:value-type="float">
            <text:p>0.0600309</text:p>
          </table:table-cell>
          <table:table-cell office:value-type="float" office:value="71.71" calcext:value-type="float">
            <text:p>71.7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2.447" calcext:value-type="float">
            <text:p>522.447</text:p>
          </table:table-cell>
          <table:table-cell office:value-type="float" office:value="0.0522447" calcext:value-type="float">
            <text:p>0.0522447</text:p>
          </table:table-cell>
          <table:table-cell office:value-type="float" office:value="77.11" calcext:value-type="float">
            <text:p>77.1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5.086" calcext:value-type="float">
            <text:p>475.086</text:p>
          </table:table-cell>
          <table:table-cell office:value-type="float" office:value="0.0475086" calcext:value-type="float">
            <text:p>0.0475086</text:p>
          </table:table-cell>
          <table:table-cell office:value-type="float" office:value="79.52" calcext:value-type="float">
            <text:p>79.5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5.31" calcext:value-type="float">
            <text:p>445.31</text:p>
          </table:table-cell>
          <table:table-cell office:value-type="float" office:value="0.044531" calcext:value-type="float">
            <text:p>0.044531</text:p>
          </table:table-cell>
          <table:table-cell office:value-type="float" office:value="81.12" calcext:value-type="float">
            <text:p>81.1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.186" calcext:value-type="float">
            <text:p>423.186</text:p>
          </table:table-cell>
          <table:table-cell office:value-type="float" office:value="0.0423186" calcext:value-type="float">
            <text:p>0.0423186</text:p>
          </table:table-cell>
          <table:table-cell office:value-type="float" office:value="82.14" calcext:value-type="float">
            <text:p>82.1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5.906" calcext:value-type="float">
            <text:p>405.906</text:p>
          </table:table-cell>
          <table:table-cell office:value-type="float" office:value="0.0405906" calcext:value-type="float">
            <text:p>0.0405906</text:p>
          </table:table-cell>
          <table:table-cell office:value-type="float" office:value="82.73" calcext:value-type="float">
            <text:p>82.7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1.631" calcext:value-type="float">
            <text:p>391.631</text:p>
          </table:table-cell>
          <table:table-cell office:value-type="float" office:value="0.0391631" calcext:value-type="float">
            <text:p>0.0391631</text:p>
          </table:table-cell>
          <table:table-cell office:value-type="float" office:value="83.41" calcext:value-type="float">
            <text:p>83.4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9.329" calcext:value-type="float">
            <text:p>379.329</text:p>
          </table:table-cell>
          <table:table-cell office:value-type="float" office:value="0.0379329" calcext:value-type="float">
            <text:p>0.0379329</text:p>
          </table:table-cell>
          <table:table-cell office:value-type="float" office:value="83.53" calcext:value-type="float">
            <text:p>83.5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1.154" calcext:value-type="float">
            <text:p>371.154</text:p>
          </table:table-cell>
          <table:table-cell office:value-type="float" office:value="0.0371154" calcext:value-type="float">
            <text:p>0.0371154</text:p>
          </table:table-cell>
          <table:table-cell office:value-type="float" office:value="84.38" calcext:value-type="float">
            <text:p>84.3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.146" calcext:value-type="float">
            <text:p>362.146</text:p>
          </table:table-cell>
          <table:table-cell office:value-type="float" office:value="0.0362146" calcext:value-type="float">
            <text:p>0.0362146</text:p>
          </table:table-cell>
          <table:table-cell office:value-type="float" office:value="84.57" calcext:value-type="float">
            <text:p>84.5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4.376" calcext:value-type="float">
            <text:p>354.376</text:p>
          </table:table-cell>
          <table:table-cell office:value-type="float" office:value="0.0354376" calcext:value-type="float">
            <text:p>0.0354376</text:p>
          </table:table-cell>
          <table:table-cell office:value-type="float" office:value="84.62" calcext:value-type="float">
            <text:p>84.6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6.965" calcext:value-type="float">
            <text:p>346.965</text:p>
          </table:table-cell>
          <table:table-cell office:value-type="float" office:value="0.0346965" calcext:value-type="float">
            <text:p>0.0346965</text:p>
          </table:table-cell>
          <table:table-cell office:value-type="float" office:value="85.24" calcext:value-type="float">
            <text:p>85.2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9.8" calcext:value-type="float">
            <text:p>339.8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85.3" calcext:value-type="float">
            <text:p>85.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5.19" calcext:value-type="float">
            <text:p>335.19</text:p>
          </table:table-cell>
          <table:table-cell office:value-type="float" office:value="0.033519" calcext:value-type="float">
            <text:p>0.033519</text:p>
          </table:table-cell>
          <table:table-cell office:value-type="float" office:value="85.47" calcext:value-type="float">
            <text:p>85.4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0.467" calcext:value-type="float">
            <text:p>330.467</text:p>
          </table:table-cell>
          <table:table-cell office:value-type="float" office:value="0.0330467" calcext:value-type="float">
            <text:p>0.0330467</text:p>
          </table:table-cell>
          <table:table-cell office:value-type="float" office:value="85.57" calcext:value-type="float">
            <text:p>85.5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3.278" calcext:value-type="float">
            <text:p>323.278</text:p>
          </table:table-cell>
          <table:table-cell office:value-type="float" office:value="0.0323278" calcext:value-type="float">
            <text:p>0.0323278</text:p>
          </table:table-cell>
          <table:table-cell office:value-type="float" office:value="85.69" calcext:value-type="float">
            <text:p>85.6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.746" calcext:value-type="float">
            <text:p>319.746</text:p>
          </table:table-cell>
          <table:table-cell office:value-type="float" office:value="0.0319746" calcext:value-type="float">
            <text:p>0.0319746</text:p>
          </table:table-cell>
          <table:table-cell office:value-type="float" office:value="85.99" calcext:value-type="float">
            <text:p>85.9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3.899" calcext:value-type="float">
            <text:p>313.899</text:p>
          </table:table-cell>
          <table:table-cell office:value-type="float" office:value="0.0313899" calcext:value-type="float">
            <text:p>0.0313899</text:p>
          </table:table-cell>
          <table:table-cell office:value-type="float" office:value="86.14" calcext:value-type="float">
            <text:p>86.1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9.841" calcext:value-type="float">
            <text:p>309.841</text:p>
          </table:table-cell>
          <table:table-cell office:value-type="float" office:value="0.0309841" calcext:value-type="float">
            <text:p>0.0309841</text:p>
          </table:table-cell>
          <table:table-cell office:value-type="float" office:value="86.25" calcext:value-type="float">
            <text:p>86.2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5.194" calcext:value-type="float">
            <text:p>305.194</text:p>
          </table:table-cell>
          <table:table-cell office:value-type="float" office:value="0.0305194" calcext:value-type="float">
            <text:p>0.0305194</text:p>
          </table:table-cell>
          <table:table-cell office:value-type="float" office:value="86.54" calcext:value-type="float">
            <text:p>86.5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1.968" calcext:value-type="float">
            <text:p>301.968</text:p>
          </table:table-cell>
          <table:table-cell office:value-type="float" office:value="0.0301968" calcext:value-type="float">
            <text:p>0.0301968</text:p>
          </table:table-cell>
          <table:table-cell office:value-type="float" office:value="86.68" calcext:value-type="float">
            <text:p>86.6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7.52" calcext:value-type="float">
            <text:p>297.52</text:p>
          </table:table-cell>
          <table:table-cell office:value-type="float" office:value="0.029752" calcext:value-type="float">
            <text:p>0.029752</text:p>
          </table:table-cell>
          <table:table-cell office:value-type="float" office:value="86.66" calcext:value-type="float">
            <text:p>86.66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2.57" calcext:value-type="float">
            <text:p>292.57</text:p>
          </table:table-cell>
          <table:table-cell office:value-type="float" office:value="0.029257" calcext:value-type="float">
            <text:p>0.029257</text:p>
          </table:table-cell>
          <table:table-cell office:value-type="float" office:value="86.89" calcext:value-type="float">
            <text:p>86.8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Network</text:p>
          </table:table-cell>
          <table:table-cell table:style-name="ce1"/>
        </table:table-row>
        <table:table-row table:style-name="ro1">
          <table:table-cell table:number-columns-repeated="11"/>
          <table:table-cell office:value-type="string" calcext:value-type="string">
            <text:p><text:s text:c="2"/>Layers</text:p>
          </table:table-cell>
          <table:table-cell table:style-name="ce1" office:value-type="string" calcext:value-type="string">
            <text:p><text:s/>[784, 128, 10]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Learning Rate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Activation</text:p>
          </table:table-cell>
          <table:table-cell table:style-name="ce1" office:value-type="string" calcext:value-type="string">
            <text:p><text:s/>relu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raining</text:p>
          </table:table-cell>
          <table:table-cell table:style-name="ce1"/>
        </table:table-row>
        <table:table-row table:style-name="ro1">
          <table:table-cell table:number-columns-repeated="11"/>
          <table:table-cell office:value-type="string" calcext:value-type="string">
            <text:p><text:s text:c="2"/>Epochs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Shuffle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Data Path</text:p>
          </table:table-cell>
          <table:table-cell table:style-name="ce1" office:value-type="string" calcext:value-type="string">
            <text:p><text:s/>./data/mnist_images/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</text:p>
          </table:table-cell>
          <table:table-cell table:style-name="ce1"/>
        </table:table-row>
        <table:table-row table:style-name="ro1">
          <table:table-cell table:number-columns-repeated="11"/>
          <table:table-cell office:value-type="string" calcext:value-type="string">
            <text:p><text:s text:c="2"/>Train Path</text:p>
          </table:table-cell>
          <table:table-cell table:style-name="ce1" office:value-type="string" calcext:value-type="string">
            <text:p><text:s/>./data/mnist_images/test/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Test Path</text:p>
          </table:table-cell>
          <table:table-cell table:style-name="ce1" office:value-type="string" calcext:value-type="string">
            <text:p><text:s/>./data/mnist_images/test/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Image Size</text:p>
          </table:table-cell>
          <table:table-cell table:style-name="ce1" office:value-type="string" calcext:value-type="string">
            <text:p><text:s/>28x2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Normalize</text:p>
          </table:table-cell>
          <table:table-cell table:style-name="ce2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1:27:55.55174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5:15:01.626721500</meta:creation-date>
    <dc:date>2025-10-28T11:28:56.474328100</dc:date>
    <meta:editing-duration>PT9M16S</meta:editing-duration>
    <meta:editing-cycles>2</meta:editing-cycles>
    <meta:generator>LibreOffice/25.8.2.2$Windows_X86_64 LibreOffice_project/d401f2107ccab8f924a8e2df40f573aab7605b6f</meta:generator>
    <meta:document-statistic meta:table-count="1" meta:cell-count="15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17.945cm" xlink:href=".." xlink:type="simple" chart:class="chart:line" chart:style-name="ch1">
        <chart:legend chart:legend-position="end" loext:overlay="true" svg:x="11.971cm" svg:y="8.673cm" style:legend-expansion="high" chart:style-name="ch2"/>
        <chart:plot-area chart:style-name="ch3" svg:x="0.32cm" svg:y="0.358cm" svg:width="15.371cm" svg:height="17.229cm">
          <chart:coordinate-region svg:x="1.145cm" svg:y="0.558cm" svg:width="14.353cm" svg:height="16.382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D2:Sheet1.D26" chart:label-cell-address="Sheet1.D1:Sheet1.D1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37">
                <text:p>39.37</text:p>
                <draw:g>
                  <svg:desc>Sheet1.D2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71">
                <text:p>71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52">
                <text:p>79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14">
                <text:p>82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73">
                <text:p>82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41">
                <text:p>83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.53">
                <text:p>83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57">
                <text:p>84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47">
                <text:p>85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57">
                <text:p>85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.14">
                <text:p>86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54">
                <text:p>86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.66">
                <text:p>86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89">
                <text:p>86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line" chart:style-name="ch1">
        <chart:legend chart:legend-position="end" loext:overlay="true" svg:x="13.298cm" svg:y="8.72cm" style:legend-expansion="high" chart:style-name="ch2"/>
        <chart:plot-area chart:style-name="ch3" svg:x="0.32cm" svg:y="0.36cm" svg:width="15.36cm" svg:height="17.318cm">
          <chart:coordinate-region svg:x="1.24cm" svg:y="0.559cm" svg:width="14.247cm" svg:height="16.4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label-cell-address="Sheet1.C1:Sheet1.C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lo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50382">
                <text:p>0.0850382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1475">
                <text:p>0.0711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0309">
                <text:p>0.0600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2447">
                <text:p>0.0522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5086">
                <text:p>0.0475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531">
                <text:p>0.044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3186">
                <text:p>0.0423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5906">
                <text:p>0.0405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1631">
                <text:p>0.0391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9329">
                <text:p>0.0379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71154">
                <text:p>0.0371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2146">
                <text:p>0.0362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4376">
                <text:p>0.0354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6965">
                <text:p>0.0346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398">
                <text:p>0.03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0467">
                <text:p>0.0330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3278">
                <text:p>0.0323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9746">
                <text:p>0.0319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3899">
                <text:p>0.0313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09841">
                <text:p>0.0309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5194">
                <text:p>0.0305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1968">
                <text:p>0.0301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9752">
                <text:p>0.029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257">
                <text:p>0.029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